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1189in" svg:y="0.7583in">
            <draw:object draw:notify-on-update-of-ranges="Sheet1.A2:Sheet1.A65 Sheet1.D2:Sheet1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Steps</text:p>
          </table:table-cell>
          <table:table-cell office:value-type="float" office:value="64">
            <text:p>64</text:p>
          </table:table-cell>
          <table:table-cell office:value-type="string">
            <text:p>Period</text:p>
          </table:table-cell>
          <table:table-cell table:style-name="Default" table:formula="of:=[.J1]/[.G1]" office:value-type="float" office:value="244.140625">
            <text:p>244.140625</text:p>
          </table:table-cell>
          <table:table-cell/>
          <table:table-cell office:value-type="string">
            <text:p>Sample Rate</text:p>
          </table:table-cell>
          <table:table-cell table:formula="of:=2^16" office:value-type="float" office:value="65536">
            <text:p>65536</text:p>
          </table:table-cell>
          <table:table-cell/>
          <table:table-cell office:value-type="string">
            <text:p>Clock Freq</text:p>
          </table:table-cell>
          <table:table-cell table:formula="of:=16000000" office:value-type="float" office:value="16000000">
            <text:p>16000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IN([.A2] * 2*PI() / [.B$1])" office:value-type="float" office:value="0">
            <text:p>0</text:p>
          </table:table-cell>
          <table:table-cell table:formula="of:=[.B2]*[.D$1]*0.45 + [.D$1]/2" office:value-type="float" office:value="122.0703125">
            <text:p>122.0703125</text:p>
          </table:table-cell>
          <table:table-cell table:formula="of:=[.C2]" office:value-type="float" office:value="122.0703125">
            <text:p>122</text:p>
          </table:table-cell>
          <table:table-cell/>
          <table:table-cell office:value-type="string">
            <text:p>Oversample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J1]/[.G1]" office:value-type="float" office:value="244.140625">
            <text:p>244.14062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3] * 2*PI() / [.B$1])" office:value-type="float" office:value="0.0980171403295606">
            <text:p>0.0980171403</text:p>
          </table:table-cell>
          <table:table-cell table:formula="of:=[.B3]*[.D$1]*0.45 + [.D$1]/2" office:value-type="float" office:value="132.838797155347">
            <text:p>132.8387971553</text:p>
          </table:table-cell>
          <table:table-cell table:formula="of:=[.C3]" office:value-type="float" office:value="132.838797155347">
            <text:p>133</text:p>
          </table:table-cell>
          <table:table-cell/>
          <table:table-cell office:value-type="string">
            <text:p>F Max</text:p>
          </table:table-cell>
          <table:table-cell table:formula="of:=[.G1]/2/[.G2]" office:value-type="float" office:value="3276.8">
            <text:p>3276.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SIN([.A4] * 2*PI() / [.B$1])" office:value-type="float" office:value="0.195090322016128">
            <text:p>0.195090322</text:p>
          </table:table-cell>
          <table:table-cell table:formula="of:=[.B4]*[.D$1]*0.45 + [.D$1]/2" office:value-type="float" office:value="143.503575416811">
            <text:p>143.5035754168</text:p>
          </table:table-cell>
          <table:table-cell table:formula="of:=[.C4]" office:value-type="float" office:value="143.503575416811">
            <text:p>144</text:p>
          </table:table-cell>
          <table:table-cell/>
          <table:table-cell office:value-type="string">
            <text:p>PA Depth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SIN([.A5] * 2*PI() / [.B$1])" office:value-type="float" office:value="0.290284677254462">
            <text:p>0.2902846773</text:p>
          </table:table-cell>
          <table:table-cell table:formula="of:=[.B5]*[.D$1]*0.45 + [.D$1]/2" office:value-type="float" office:value="153.961939639772">
            <text:p>153.9619396398</text:p>
          </table:table-cell>
          <table:table-cell table:formula="of:=[.C5]" office:value-type="float" office:value="153.961939639772">
            <text:p>154</text:p>
          </table:table-cell>
          <table:table-cell/>
          <table:table-cell office:value-type="string">
            <text:p>Samples</text:p>
          </table:table-cell>
          <table:table-cell table:formula="of:=2^[.G4]" office:value-type="float" office:value="65536">
            <text:p>65536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SIN([.A6] * 2*PI() / [.B$1])" office:value-type="float" office:value="0.38268343236509">
            <text:p>0.3826834324</text:p>
          </table:table-cell>
          <table:table-cell table:formula="of:=[.B6]*[.D$1]*0.45 + [.D$1]/2" office:value-type="float" office:value="164.113170059641">
            <text:p>164.1131700596</text:p>
          </table:table-cell>
          <table:table-cell table:formula="of:=[.C6]" office:value-type="float" office:value="164.113170059641">
            <text:p>16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SIN([.A7] * 2*PI() / [.B$1])" office:value-type="float" office:value="0.471396736825998">
            <text:p>0.4713967368</text:p>
          </table:table-cell>
          <table:table-cell table:formula="of:=[.B7]*[.D$1]*0.45 + [.D$1]/2" office:value-type="float" office:value="173.859504778247">
            <text:p>173.8595047782</text:p>
          </table:table-cell>
          <table:table-cell table:formula="of:=[.C7]" office:value-type="float" office:value="173.859504778247">
            <text:p>174</text:p>
          </table:table-cell>
          <table:table-cell/>
          <table:table-cell office:value-type="float" office:value="2500">
            <text:p>2500</text:p>
          </table:table-cell>
          <table:table-cell table:formula="of:=[.G$1]/[.F7]*[.B$1]" office:value-type="float" office:value="1677.7216">
            <text:p>1677.721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SIN([.A8] * 2*PI() / [.B$1])" office:value-type="float" office:value="0.555570233019602">
            <text:p>0.555570233</text:p>
          </table:table-cell>
          <table:table-cell table:formula="of:=[.B8]*[.D$1]*0.45 + [.D$1]/2" office:value-type="float" office:value="183.107081264361">
            <text:p>183.1070812644</text:p>
          </table:table-cell>
          <table:table-cell table:formula="of:=[.C8]" office:value-type="float" office:value="183.107081264361">
            <text:p>183</text:p>
          </table:table-cell>
          <table:table-cell/>
          <table:table-cell office:value-type="float" office:value="2200">
            <text:p>2200</text:p>
          </table:table-cell>
          <table:table-cell table:formula="of:=[.G$1]/[.F8]*[.B$1]" office:value-type="float" office:value="1906.50181818182">
            <text:p>1906.501818181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SIN([.A9] * 2*PI() / [.B$1])" office:value-type="float" office:value="0.634393284163645">
            <text:p>0.6343932842</text:p>
          </table:table-cell>
          <table:table-cell table:formula="of:=[.B9]*[.D$1]*0.45 + [.D$1]/2" office:value-type="float" office:value="191.766840301182">
            <text:p>191.7668403012</text:p>
          </table:table-cell>
          <table:table-cell table:formula="of:=[.C9]" office:value-type="float" office:value="191.766840301182">
            <text:p>192</text:p>
          </table:table-cell>
          <table:table-cell/>
          <table:table-cell office:value-type="float" office:value="2000">
            <text:p>2000</text:p>
          </table:table-cell>
          <table:table-cell table:formula="of:=[.G$5]*[.F9]/[.G$1]"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SIN([.A10] * 2*PI() / [.B$1])" office:value-type="float" office:value="0.707106781186547">
            <text:p>0.7071067812</text:p>
          </table:table-cell>
          <table:table-cell table:formula="of:=[.B10]*[.D$1]*0.45 + [.D$1]/2" office:value-type="float" office:value="199.75538367528">
            <text:p>199.7553836753</text:p>
          </table:table-cell>
          <table:table-cell table:formula="of:=[.C10]" office:value-type="float" office:value="199.75538367528">
            <text:p>200</text:p>
          </table:table-cell>
          <table:table-cell/>
          <table:table-cell office:value-type="float" office:value="1200">
            <text:p>1200</text:p>
          </table:table-cell>
          <table:table-cell table:formula="of:=[.G$1]/[.F10]*[.B$1]" office:value-type="float" office:value="3495.25333333333">
            <text:p>3495.253333333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SIN([.A11] * 2*PI() / [.B$1])" office:value-type="float" office:value="0.773010453362737">
            <text:p>0.7730104534</text:p>
          </table:table-cell>
          <table:table-cell table:formula="of:=[.B11]*[.D$1]*0.45 + [.D$1]/2" office:value-type="float" office:value="206.99577734698">
            <text:p>206.995777347</text:p>
          </table:table-cell>
          <table:table-cell table:formula="of:=[.C11]" office:value-type="float" office:value="206.99577734698">
            <text:p>207</text:p>
          </table:table-cell>
          <table:table-cell/>
          <table:table-cell office:value-type="float" office:value="1000">
            <text:p>1000</text:p>
          </table:table-cell>
          <table:table-cell table:formula="of:=[.G$1]/[.F11]*[.B$1]" office:value-type="float" office:value="4194.304">
            <text:p>4194.3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SIN([.A12] * 2*PI() / [.B$1])" office:value-type="float" office:value="0.831469612302545">
            <text:p>0.8314696123</text:p>
          </table:table-cell>
          <table:table-cell table:formula="of:=[.B12]*[.D$1]*0.45 + [.D$1]/2" office:value-type="float" office:value="213.418292367223">
            <text:p>213.4182923672</text:p>
          </table:table-cell>
          <table:table-cell table:formula="of:=[.C12]" office:value-type="float" office:value="213.418292367223">
            <text:p>2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formula="of:=SIN([.A13] * 2*PI() / [.B$1])" office:value-type="float" office:value="0.881921264348355">
            <text:p>0.8819212643</text:p>
          </table:table-cell>
          <table:table-cell table:formula="of:=[.B13]*[.D$1]*0.45 + [.D$1]/2" office:value-type="float" office:value="218.961076405459">
            <text:p>218.9610764055</text:p>
          </table:table-cell>
          <table:table-cell table:formula="of:=[.C13]" office:value-type="float" office:value="218.961076405459">
            <text:p>219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formula="of:=SIN([.A14] * 2*PI() / [.B$1])" office:value-type="float" office:value="0.923879532511287">
            <text:p>0.9238795325</text:p>
          </table:table-cell>
          <table:table-cell table:formula="of:=[.B14]*[.D$1]*0.45 + [.D$1]/2" office:value-type="float" office:value="223.570749421406">
            <text:p>223.5707494214</text:p>
          </table:table-cell>
          <table:table-cell table:formula="of:=[.C14]" office:value-type="float" office:value="223.570749421406">
            <text:p>224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f:=SIN([.A15] * 2*PI() / [.B$1])" office:value-type="float" office:value="0.956940335732209">
            <text:p>0.9569403357</text:p>
          </table:table-cell>
          <table:table-cell table:formula="of:=[.B15]*[.D$1]*0.45 + [.D$1]/2" office:value-type="float" office:value="227.202917744017">
            <text:p>227.202917744</text:p>
          </table:table-cell>
          <table:table-cell table:formula="of:=[.C15]" office:value-type="float" office:value="227.202917744017">
            <text:p>227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f:=SIN([.A16] * 2*PI() / [.B$1])" office:value-type="float" office:value="0.98078528040323">
            <text:p>0.9807852804</text:p>
          </table:table-cell>
          <table:table-cell table:formula="of:=[.B16]*[.D$1]*0.45 + [.D$1]/2" office:value-type="float" office:value="229.8226016068">
            <text:p>229.8226016068</text:p>
          </table:table-cell>
          <table:table-cell table:formula="of:=[.C16]" office:value-type="float" office:value="229.8226016068">
            <text:p>230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f:=SIN([.A17] * 2*PI() / [.B$1])" office:value-type="float" office:value="0.995184726672197">
            <text:p>0.9951847267</text:p>
          </table:table-cell>
          <table:table-cell table:formula="of:=[.B17]*[.D$1]*0.45 + [.D$1]/2" office:value-type="float" office:value="231.404572022092">
            <text:p>231.4045720221</text:p>
          </table:table-cell>
          <table:table-cell table:formula="of:=[.C17]" office:value-type="float" office:value="231.404572022092">
            <text:p>23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f:=SIN([.A18] * 2*PI() / [.B$1])" office:value-type="float" office:value="1">
            <text:p>1</text:p>
          </table:table-cell>
          <table:table-cell table:formula="of:=[.B18]*[.D$1]*0.45 + [.D$1]/2" office:value-type="float" office:value="231.93359375">
            <text:p>231.93359375</text:p>
          </table:table-cell>
          <table:table-cell table:formula="of:=[.C18]" office:value-type="float" office:value="231.93359375">
            <text:p>232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f:=SIN([.A19] * 2*PI() / [.B$1])" office:value-type="float" office:value="0.995184726672197">
            <text:p>0.9951847267</text:p>
          </table:table-cell>
          <table:table-cell table:formula="of:=[.B19]*[.D$1]*0.45 + [.D$1]/2" office:value-type="float" office:value="231.404572022092">
            <text:p>231.4045720221</text:p>
          </table:table-cell>
          <table:table-cell table:formula="of:=[.C19]" office:value-type="float" office:value="231.404572022092">
            <text:p>23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SIN([.A20] * 2*PI() / [.B$1])" office:value-type="float" office:value="0.98078528040323">
            <text:p>0.9807852804</text:p>
          </table:table-cell>
          <table:table-cell table:formula="of:=[.B20]*[.D$1]*0.45 + [.D$1]/2" office:value-type="float" office:value="229.8226016068">
            <text:p>229.8226016068</text:p>
          </table:table-cell>
          <table:table-cell table:formula="of:=[.C20]" office:value-type="float" office:value="229.8226016068">
            <text:p>230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f:=SIN([.A21] * 2*PI() / [.B$1])" office:value-type="float" office:value="0.956940335732209">
            <text:p>0.9569403357</text:p>
          </table:table-cell>
          <table:table-cell table:formula="of:=[.B21]*[.D$1]*0.45 + [.D$1]/2" office:value-type="float" office:value="227.202917744017">
            <text:p>227.202917744</text:p>
          </table:table-cell>
          <table:table-cell table:formula="of:=[.C21]" office:value-type="float" office:value="227.202917744017">
            <text:p>22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f:=SIN([.A22] * 2*PI() / [.B$1])" office:value-type="float" office:value="0.923879532511287">
            <text:p>0.9238795325</text:p>
          </table:table-cell>
          <table:table-cell table:formula="of:=[.B22]*[.D$1]*0.45 + [.D$1]/2" office:value-type="float" office:value="223.570749421406">
            <text:p>223.5707494214</text:p>
          </table:table-cell>
          <table:table-cell table:formula="of:=[.C22]" office:value-type="float" office:value="223.570749421406">
            <text:p>224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f:=SIN([.A23] * 2*PI() / [.B$1])" office:value-type="float" office:value="0.881921264348355">
            <text:p>0.8819212643</text:p>
          </table:table-cell>
          <table:table-cell table:formula="of:=[.B23]*[.D$1]*0.45 + [.D$1]/2" office:value-type="float" office:value="218.961076405459">
            <text:p>218.9610764055</text:p>
          </table:table-cell>
          <table:table-cell table:formula="of:=[.C23]" office:value-type="float" office:value="218.961076405459">
            <text:p>21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f:=SIN([.A24] * 2*PI() / [.B$1])" office:value-type="float" office:value="0.831469612302545">
            <text:p>0.8314696123</text:p>
          </table:table-cell>
          <table:table-cell table:formula="of:=[.B24]*[.D$1]*0.45 + [.D$1]/2" office:value-type="float" office:value="213.418292367223">
            <text:p>213.4182923672</text:p>
          </table:table-cell>
          <table:table-cell table:formula="of:=[.C24]" office:value-type="float" office:value="213.418292367223">
            <text:p>213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formula="of:=SIN([.A25] * 2*PI() / [.B$1])" office:value-type="float" office:value="0.773010453362737">
            <text:p>0.7730104534</text:p>
          </table:table-cell>
          <table:table-cell table:formula="of:=[.B25]*[.D$1]*0.45 + [.D$1]/2" office:value-type="float" office:value="206.99577734698">
            <text:p>206.995777347</text:p>
          </table:table-cell>
          <table:table-cell table:formula="of:=[.C25]" office:value-type="float" office:value="206.99577734698">
            <text:p>20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f:=SIN([.A26] * 2*PI() / [.B$1])" office:value-type="float" office:value="0.707106781186548">
            <text:p>0.7071067812</text:p>
          </table:table-cell>
          <table:table-cell table:formula="of:=[.B26]*[.D$1]*0.45 + [.D$1]/2" office:value-type="float" office:value="199.75538367528">
            <text:p>199.7553836753</text:p>
          </table:table-cell>
          <table:table-cell table:formula="of:=[.C26]" office:value-type="float" office:value="199.75538367528">
            <text:p>200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SIN([.A27] * 2*PI() / [.B$1])" office:value-type="float" office:value="0.634393284163645">
            <text:p>0.6343932842</text:p>
          </table:table-cell>
          <table:table-cell table:formula="of:=[.B27]*[.D$1]*0.45 + [.D$1]/2" office:value-type="float" office:value="191.766840301182">
            <text:p>191.7668403012</text:p>
          </table:table-cell>
          <table:table-cell table:formula="of:=[.C27]" office:value-type="float" office:value="191.766840301182">
            <text:p>192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f:=SIN([.A28] * 2*PI() / [.B$1])" office:value-type="float" office:value="0.555570233019602">
            <text:p>0.555570233</text:p>
          </table:table-cell>
          <table:table-cell table:formula="of:=[.B28]*[.D$1]*0.45 + [.D$1]/2" office:value-type="float" office:value="183.107081264361">
            <text:p>183.1070812644</text:p>
          </table:table-cell>
          <table:table-cell table:formula="of:=[.C28]" office:value-type="float" office:value="183.107081264361">
            <text:p>183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f:=SIN([.A29] * 2*PI() / [.B$1])" office:value-type="float" office:value="0.471396736825998">
            <text:p>0.4713967368</text:p>
          </table:table-cell>
          <table:table-cell table:formula="of:=[.B29]*[.D$1]*0.45 + [.D$1]/2" office:value-type="float" office:value="173.859504778247">
            <text:p>173.8595047782</text:p>
          </table:table-cell>
          <table:table-cell table:formula="of:=[.C29]" office:value-type="float" office:value="173.859504778247">
            <text:p>174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f:=SIN([.A30] * 2*PI() / [.B$1])" office:value-type="float" office:value="0.38268343236509">
            <text:p>0.3826834324</text:p>
          </table:table-cell>
          <table:table-cell table:formula="of:=[.B30]*[.D$1]*0.45 + [.D$1]/2" office:value-type="float" office:value="164.113170059641">
            <text:p>164.1131700596</text:p>
          </table:table-cell>
          <table:table-cell table:formula="of:=[.C30]" office:value-type="float" office:value="164.113170059641">
            <text:p>164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f:=SIN([.A31] * 2*PI() / [.B$1])" office:value-type="float" office:value="0.290284677254462">
            <text:p>0.2902846773</text:p>
          </table:table-cell>
          <table:table-cell table:formula="of:=[.B31]*[.D$1]*0.45 + [.D$1]/2" office:value-type="float" office:value="153.961939639772">
            <text:p>153.9619396398</text:p>
          </table:table-cell>
          <table:table-cell table:formula="of:=[.C31]" office:value-type="float" office:value="153.961939639772">
            <text:p>15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formula="of:=SIN([.A32] * 2*PI() / [.B$1])" office:value-type="float" office:value="0.195090322016129">
            <text:p>0.195090322</text:p>
          </table:table-cell>
          <table:table-cell table:formula="of:=[.B32]*[.D$1]*0.45 + [.D$1]/2" office:value-type="float" office:value="143.503575416811">
            <text:p>143.5035754168</text:p>
          </table:table-cell>
          <table:table-cell table:formula="of:=[.C32]" office:value-type="float" office:value="143.503575416811">
            <text:p>14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f:=SIN([.A33] * 2*PI() / [.B$1])" office:value-type="float" office:value="0.0980171403295608">
            <text:p>0.0980171403</text:p>
          </table:table-cell>
          <table:table-cell table:formula="of:=[.B33]*[.D$1]*0.45 + [.D$1]/2" office:value-type="float" office:value="132.838797155347">
            <text:p>132.8387971553</text:p>
          </table:table-cell>
          <table:table-cell table:formula="of:=[.C33]" office:value-type="float" office:value="132.838797155347">
            <text:p>133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f:=SIN([.A34] * 2*PI() / [.B$1])" office:value-type="float" office:value="1.22464679914735E-016">
            <text:p>1.22464679914735E-016</text:p>
          </table:table-cell>
          <table:table-cell table:formula="of:=[.B34]*[.D$1]*0.45 + [.D$1]/2" office:value-type="float" office:value="122.0703125">
            <text:p>122.0703125</text:p>
          </table:table-cell>
          <table:table-cell table:formula="of:=[.C34]" office:value-type="float" office:value="122.0703125">
            <text:p>122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f:=SIN([.A35] * 2*PI() / [.B$1])" office:value-type="float" office:value="-0.0980171403295606">
            <text:p>-0.0980171403</text:p>
          </table:table-cell>
          <table:table-cell table:formula="of:=[.B35]*[.D$1]*0.45 + [.D$1]/2" office:value-type="float" office:value="111.301827844653">
            <text:p>111.3018278447</text:p>
          </table:table-cell>
          <table:table-cell table:formula="of:=[.C35]" office:value-type="float" office:value="111.301827844653">
            <text:p>11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f:=SIN([.A36] * 2*PI() / [.B$1])" office:value-type="float" office:value="-0.195090322016128">
            <text:p>-0.195090322</text:p>
          </table:table-cell>
          <table:table-cell table:formula="of:=[.B36]*[.D$1]*0.45 + [.D$1]/2" office:value-type="float" office:value="100.637049583189">
            <text:p>100.6370495832</text:p>
          </table:table-cell>
          <table:table-cell table:formula="of:=[.C36]" office:value-type="float" office:value="100.637049583189">
            <text:p>10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f:=SIN([.A37] * 2*PI() / [.B$1])" office:value-type="float" office:value="-0.290284677254462">
            <text:p>-0.2902846773</text:p>
          </table:table-cell>
          <table:table-cell table:formula="of:=[.B37]*[.D$1]*0.45 + [.D$1]/2" office:value-type="float" office:value="90.1786853602276">
            <text:p>90.1786853602</text:p>
          </table:table-cell>
          <table:table-cell table:formula="of:=[.C37]" office:value-type="float" office:value="90.1786853602276">
            <text:p>90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f:=SIN([.A38] * 2*PI() / [.B$1])" office:value-type="float" office:value="-0.38268343236509">
            <text:p>-0.3826834324</text:p>
          </table:table-cell>
          <table:table-cell table:formula="of:=[.B38]*[.D$1]*0.45 + [.D$1]/2" office:value-type="float" office:value="80.0274549403588">
            <text:p>80.0274549404</text:p>
          </table:table-cell>
          <table:table-cell table:formula="of:=[.C38]" office:value-type="float" office:value="80.0274549403588">
            <text:p>80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f:=SIN([.A39] * 2*PI() / [.B$1])" office:value-type="float" office:value="-0.471396736825998">
            <text:p>-0.4713967368</text:p>
          </table:table-cell>
          <table:table-cell table:formula="of:=[.B39]*[.D$1]*0.45 + [.D$1]/2" office:value-type="float" office:value="70.2811202217532">
            <text:p>70.2811202218</text:p>
          </table:table-cell>
          <table:table-cell table:formula="of:=[.C39]" office:value-type="float" office:value="70.2811202217532">
            <text:p>70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f:=SIN([.A40] * 2*PI() / [.B$1])" office:value-type="float" office:value="-0.555570233019602">
            <text:p>-0.555570233</text:p>
          </table:table-cell>
          <table:table-cell table:formula="of:=[.B40]*[.D$1]*0.45 + [.D$1]/2" office:value-type="float" office:value="61.0335437356394">
            <text:p>61.0335437356</text:p>
          </table:table-cell>
          <table:table-cell table:formula="of:=[.C40]" office:value-type="float" office:value="61.0335437356394">
            <text:p>6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f:=SIN([.A41] * 2*PI() / [.B$1])" office:value-type="float" office:value="-0.634393284163645">
            <text:p>-0.6343932842</text:p>
          </table:table-cell>
          <table:table-cell table:formula="of:=[.B41]*[.D$1]*0.45 + [.D$1]/2" office:value-type="float" office:value="52.3737846988183">
            <text:p>52.3737846988</text:p>
          </table:table-cell>
          <table:table-cell table:formula="of:=[.C41]" office:value-type="float" office:value="52.3737846988183">
            <text:p>5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f:=SIN([.A42] * 2*PI() / [.B$1])" office:value-type="float" office:value="-0.707106781186547">
            <text:p>-0.7071067812</text:p>
          </table:table-cell>
          <table:table-cell table:formula="of:=[.B42]*[.D$1]*0.45 + [.D$1]/2" office:value-type="float" office:value="44.3852413247201">
            <text:p>44.3852413247</text:p>
          </table:table-cell>
          <table:table-cell table:formula="of:=[.C42]" office:value-type="float" office:value="44.3852413247201">
            <text:p>44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f:=SIN([.A43] * 2*PI() / [.B$1])" office:value-type="float" office:value="-0.773010453362737">
            <text:p>-0.7730104534</text:p>
          </table:table-cell>
          <table:table-cell table:formula="of:=[.B43]*[.D$1]*0.45 + [.D$1]/2" office:value-type="float" office:value="37.1448476530197">
            <text:p>37.144847653</text:p>
          </table:table-cell>
          <table:table-cell table:formula="of:=[.C43]" office:value-type="float" office:value="37.1448476530197">
            <text:p>37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f:=SIN([.A44] * 2*PI() / [.B$1])" office:value-type="float" office:value="-0.831469612302545">
            <text:p>-0.8314696123</text:p>
          </table:table-cell>
          <table:table-cell table:formula="of:=[.B44]*[.D$1]*0.45 + [.D$1]/2" office:value-type="float" office:value="30.722332632777">
            <text:p>30.7223326328</text:p>
          </table:table-cell>
          <table:table-cell table:formula="of:=[.C44]" office:value-type="float" office:value="30.722332632777">
            <text:p>31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f:=SIN([.A45] * 2*PI() / [.B$1])" office:value-type="float" office:value="-0.881921264348355">
            <text:p>-0.8819212643</text:p>
          </table:table-cell>
          <table:table-cell table:formula="of:=[.B45]*[.D$1]*0.45 + [.D$1]/2" office:value-type="float" office:value="25.1795485945411">
            <text:p>25.1795485945</text:p>
          </table:table-cell>
          <table:table-cell table:formula="of:=[.C45]" office:value-type="float" office:value="25.1795485945411">
            <text:p>25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f:=SIN([.A46] * 2*PI() / [.B$1])" office:value-type="float" office:value="-0.923879532511286">
            <text:p>-0.9238795325</text:p>
          </table:table-cell>
          <table:table-cell table:formula="of:=[.B46]*[.D$1]*0.45 + [.D$1]/2" office:value-type="float" office:value="20.569875578594">
            <text:p>20.5698755786</text:p>
          </table:table-cell>
          <table:table-cell table:formula="of:=[.C46]" office:value-type="float" office:value="20.569875578594">
            <text:p>2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SIN([.A47] * 2*PI() / [.B$1])" office:value-type="float" office:value="-0.956940335732209">
            <text:p>-0.9569403357</text:p>
          </table:table-cell>
          <table:table-cell table:formula="of:=[.B47]*[.D$1]*0.45 + [.D$1]/2" office:value-type="float" office:value="16.9377072559829">
            <text:p>16.937707256</text:p>
          </table:table-cell>
          <table:table-cell table:formula="of:=[.C47]" office:value-type="float" office:value="16.9377072559829">
            <text:p>17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f:=SIN([.A48] * 2*PI() / [.B$1])" office:value-type="float" office:value="-0.98078528040323">
            <text:p>-0.9807852804</text:p>
          </table:table-cell>
          <table:table-cell table:formula="of:=[.B48]*[.D$1]*0.45 + [.D$1]/2" office:value-type="float" office:value="14.3180233931998">
            <text:p>14.3180233932</text:p>
          </table:table-cell>
          <table:table-cell table:formula="of:=[.C48]" office:value-type="float" office:value="14.3180233931998">
            <text:p>14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f:=SIN([.A49] * 2*PI() / [.B$1])" office:value-type="float" office:value="-0.995184726672197">
            <text:p>-0.9951847267</text:p>
          </table:table-cell>
          <table:table-cell table:formula="of:=[.B49]*[.D$1]*0.45 + [.D$1]/2" office:value-type="float" office:value="12.7360529779081">
            <text:p>12.7360529779</text:p>
          </table:table-cell>
          <table:table-cell table:formula="of:=[.C49]" office:value-type="float" office:value="12.7360529779081">
            <text:p>13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f:=SIN([.A50] * 2*PI() / [.B$1])" office:value-type="float" office:value="-1">
            <text:p>-1</text:p>
          </table:table-cell>
          <table:table-cell table:formula="of:=[.B50]*[.D$1]*0.45 + [.D$1]/2" office:value-type="float" office:value="12.20703125">
            <text:p>12.20703125</text:p>
          </table:table-cell>
          <table:table-cell table:formula="of:=[.C50]" office:value-type="float" office:value="12.20703125">
            <text:p>12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f:=SIN([.A51] * 2*PI() / [.B$1])" office:value-type="float" office:value="-0.995184726672197">
            <text:p>-0.9951847267</text:p>
          </table:table-cell>
          <table:table-cell table:formula="of:=[.B51]*[.D$1]*0.45 + [.D$1]/2" office:value-type="float" office:value="12.7360529779081">
            <text:p>12.7360529779</text:p>
          </table:table-cell>
          <table:table-cell table:formula="of:=[.C51]" office:value-type="float" office:value="12.7360529779081">
            <text:p>1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f:=SIN([.A52] * 2*PI() / [.B$1])" office:value-type="float" office:value="-0.98078528040323">
            <text:p>-0.9807852804</text:p>
          </table:table-cell>
          <table:table-cell table:formula="of:=[.B52]*[.D$1]*0.45 + [.D$1]/2" office:value-type="float" office:value="14.3180233931998">
            <text:p>14.3180233932</text:p>
          </table:table-cell>
          <table:table-cell table:formula="of:=[.C52]" office:value-type="float" office:value="14.3180233931998">
            <text:p>1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f:=SIN([.A53] * 2*PI() / [.B$1])" office:value-type="float" office:value="-0.956940335732209">
            <text:p>-0.9569403357</text:p>
          </table:table-cell>
          <table:table-cell table:formula="of:=[.B53]*[.D$1]*0.45 + [.D$1]/2" office:value-type="float" office:value="16.9377072559829">
            <text:p>16.937707256</text:p>
          </table:table-cell>
          <table:table-cell table:formula="of:=[.C53]" office:value-type="float" office:value="16.9377072559829">
            <text:p>17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SIN([.A54] * 2*PI() / [.B$1])" office:value-type="float" office:value="-0.923879532511287">
            <text:p>-0.9238795325</text:p>
          </table:table-cell>
          <table:table-cell table:formula="of:=[.B54]*[.D$1]*0.45 + [.D$1]/2" office:value-type="float" office:value="20.569875578594">
            <text:p>20.5698755786</text:p>
          </table:table-cell>
          <table:table-cell table:formula="of:=[.C54]" office:value-type="float" office:value="20.569875578594">
            <text:p>2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f:=SIN([.A55] * 2*PI() / [.B$1])" office:value-type="float" office:value="-0.881921264348355">
            <text:p>-0.8819212643</text:p>
          </table:table-cell>
          <table:table-cell table:formula="of:=[.B55]*[.D$1]*0.45 + [.D$1]/2" office:value-type="float" office:value="25.1795485945411">
            <text:p>25.1795485945</text:p>
          </table:table-cell>
          <table:table-cell table:formula="of:=[.C55]" office:value-type="float" office:value="25.1795485945411">
            <text:p>25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f:=SIN([.A56] * 2*PI() / [.B$1])" office:value-type="float" office:value="-0.831469612302545">
            <text:p>-0.8314696123</text:p>
          </table:table-cell>
          <table:table-cell table:formula="of:=[.B56]*[.D$1]*0.45 + [.D$1]/2" office:value-type="float" office:value="30.722332632777">
            <text:p>30.7223326328</text:p>
          </table:table-cell>
          <table:table-cell table:formula="of:=[.C56]" office:value-type="float" office:value="30.722332632777">
            <text:p>3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f:=SIN([.A57] * 2*PI() / [.B$1])" office:value-type="float" office:value="-0.773010453362737">
            <text:p>-0.7730104534</text:p>
          </table:table-cell>
          <table:table-cell table:formula="of:=[.B57]*[.D$1]*0.45 + [.D$1]/2" office:value-type="float" office:value="37.1448476530196">
            <text:p>37.144847653</text:p>
          </table:table-cell>
          <table:table-cell table:formula="of:=[.C57]" office:value-type="float" office:value="37.1448476530196">
            <text:p>37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f:=SIN([.A58] * 2*PI() / [.B$1])" office:value-type="float" office:value="-0.707106781186548">
            <text:p>-0.7071067812</text:p>
          </table:table-cell>
          <table:table-cell table:formula="of:=[.B58]*[.D$1]*0.45 + [.D$1]/2" office:value-type="float" office:value="44.3852413247201">
            <text:p>44.3852413247</text:p>
          </table:table-cell>
          <table:table-cell table:formula="of:=[.C58]" office:value-type="float" office:value="44.3852413247201">
            <text:p>4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f:=SIN([.A59] * 2*PI() / [.B$1])" office:value-type="float" office:value="-0.634393284163646">
            <text:p>-0.6343932842</text:p>
          </table:table-cell>
          <table:table-cell table:formula="of:=[.B59]*[.D$1]*0.45 + [.D$1]/2" office:value-type="float" office:value="52.3737846988182">
            <text:p>52.3737846988</text:p>
          </table:table-cell>
          <table:table-cell table:formula="of:=[.C59]" office:value-type="float" office:value="52.3737846988182">
            <text:p>52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f:=SIN([.A60] * 2*PI() / [.B$1])" office:value-type="float" office:value="-0.555570233019602">
            <text:p>-0.555570233</text:p>
          </table:table-cell>
          <table:table-cell table:formula="of:=[.B60]*[.D$1]*0.45 + [.D$1]/2" office:value-type="float" office:value="61.0335437356394">
            <text:p>61.0335437356</text:p>
          </table:table-cell>
          <table:table-cell table:formula="of:=[.C60]" office:value-type="float" office:value="61.0335437356394">
            <text:p>61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SIN([.A61] * 2*PI() / [.B$1])" office:value-type="float" office:value="-0.471396736825998">
            <text:p>-0.4713967368</text:p>
          </table:table-cell>
          <table:table-cell table:formula="of:=[.B61]*[.D$1]*0.45 + [.D$1]/2" office:value-type="float" office:value="70.2811202217532">
            <text:p>70.2811202218</text:p>
          </table:table-cell>
          <table:table-cell table:formula="of:=[.C61]" office:value-type="float" office:value="70.2811202217532">
            <text:p>7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f:=SIN([.A62] * 2*PI() / [.B$1])" office:value-type="float" office:value="-0.38268343236509">
            <text:p>-0.3826834324</text:p>
          </table:table-cell>
          <table:table-cell table:formula="of:=[.B62]*[.D$1]*0.45 + [.D$1]/2" office:value-type="float" office:value="80.0274549403587">
            <text:p>80.0274549404</text:p>
          </table:table-cell>
          <table:table-cell table:formula="of:=[.C62]" office:value-type="float" office:value="80.0274549403587">
            <text:p>80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f:=SIN([.A63] * 2*PI() / [.B$1])" office:value-type="float" office:value="-0.290284677254462">
            <text:p>-0.2902846773</text:p>
          </table:table-cell>
          <table:table-cell table:formula="of:=[.B63]*[.D$1]*0.45 + [.D$1]/2" office:value-type="float" office:value="90.1786853602275">
            <text:p>90.1786853602</text:p>
          </table:table-cell>
          <table:table-cell table:formula="of:=[.C63]" office:value-type="float" office:value="90.1786853602275">
            <text:p>9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f:=SIN([.A64] * 2*PI() / [.B$1])" office:value-type="float" office:value="-0.195090322016129">
            <text:p>-0.195090322</text:p>
          </table:table-cell>
          <table:table-cell table:formula="of:=[.B64]*[.D$1]*0.45 + [.D$1]/2" office:value-type="float" office:value="100.637049583189">
            <text:p>100.6370495832</text:p>
          </table:table-cell>
          <table:table-cell table:formula="of:=[.C64]" office:value-type="float" office:value="100.637049583189">
            <text:p>10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f:=SIN([.A65] * 2*PI() / [.B$1])" office:value-type="float" office:value="-0.0980171403295605">
            <text:p>-0.0980171403</text:p>
          </table:table-cell>
          <table:table-cell table:formula="of:=[.B65]*[.D$1]*0.45 + [.D$1]/2" office:value-type="float" office:value="111.301827844653">
            <text:p>111.3018278447</text:p>
          </table:table-cell>
          <table:table-cell table:formula="of:=[.C65]" office:value-type="float" office:value="111.301827844653">
            <text:p>111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3/07/2014</text:date>, <text:time>16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6:28:14.70</meta:creation-date>
    <dc:date>2014-03-07T16:59:28.56</dc:date>
    <meta:editing-duration>PT10H3M58S</meta:editing-duration>
    <meta:editing-cycles>3</meta:editing-cycles>
    <meta:generator>LibreOffice/3.4$Win32 LibreOffice_project/340m1$Build-502</meta:generator>
    <meta:document-statistic meta:table-count="3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Sheet1.A2:Sheet1.A65 Sheet1.D2:Sheet1.D65" svg:x="0.77cm" svg:y="0.855cm" svg:width="11.738cm" svg:height="7.545cm">
          <chartooo:coordinate-region svg:x="1.577cm" svg:y="1.068cm" svg:width="10.744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5" chart:class="chart:scatter">
            <chart:domain table:cell-range-address="Sheet1.A2:Sheet1.A65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5</svg:desc>
                </draw:g>
              </table:table-cell>
              <table:table-cell office:value-type="float" office:value="122.0703125">
                <text:p>122.0703125</text:p>
                <draw:g>
                  <svg:desc>Sheet1.D2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2.838797155347">
                <text:p>132.838797155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3.503575416811">
                <text:p>143.50357541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3.961939639772">
                <text:p>153.96193963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4.113170059641">
                <text:p>164.11317005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3.859504778247">
                <text:p>173.859504778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3.107081264361">
                <text:p>183.107081264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1.766840301182">
                <text:p>191.766840301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9.75538367528">
                <text:p>199.75538367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6.99577734698">
                <text:p>206.9957773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3.418292367223">
                <text:p>213.418292367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18.961076405459">
                <text:p>218.961076405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3.570749421406">
                <text:p>223.5707494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7.202917744017">
                <text:p>227.202917744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29.8226016068">
                <text:p>229.8226016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1.404572022092">
                <text:p>231.404572022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31.93359375">
                <text:p>231.933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31.404572022092">
                <text:p>231.404572022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9.8226016068">
                <text:p>229.8226016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27.202917744017">
                <text:p>227.202917744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3.570749421406">
                <text:p>223.570749421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8.961076405459">
                <text:p>218.961076405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3.418292367223">
                <text:p>213.418292367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6.99577734698">
                <text:p>206.99577734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9.75538367528">
                <text:p>199.75538367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1.766840301182">
                <text:p>191.766840301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3.107081264361">
                <text:p>183.107081264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3.859504778247">
                <text:p>173.8595047782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4.113170059641">
                <text:p>164.113170059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53.961939639772">
                <text:p>153.96193963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3.503575416811">
                <text:p>143.503575416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2.838797155347">
                <text:p>132.838797155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2.0703125">
                <text:p>122.07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1.301827844653">
                <text:p>111.301827844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.637049583189">
                <text:p>100.637049583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.1786853602276">
                <text:p>90.1786853602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0.0274549403588">
                <text:p>80.0274549403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0.2811202217532">
                <text:p>70.2811202217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1.0335437356394">
                <text:p>61.0335437356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2.3737846988183">
                <text:p>52.3737846988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4.3852413247201">
                <text:p>44.385241324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7.1448476530197">
                <text:p>37.1448476530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0.722332632777">
                <text:p>30.722332632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.1795485945411">
                <text:p>25.1795485945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.569875578594">
                <text:p>20.569875578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.9377072559829">
                <text:p>16.9377072559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.3180233931998">
                <text:p>14.3180233931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7360529779081">
                <text:p>12.7360529779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.20703125">
                <text:p>12.207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.7360529779081">
                <text:p>12.7360529779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.3180233931998">
                <text:p>14.3180233931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6.9377072559829">
                <text:p>16.9377072559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.569875578594">
                <text:p>20.569875578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.1795485945411">
                <text:p>25.1795485945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0.722332632777">
                <text:p>30.722332632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.1448476530196">
                <text:p>37.1448476530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4.3852413247201">
                <text:p>44.3852413247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.3737846988182">
                <text:p>52.3737846988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1.0335437356394">
                <text:p>61.03354373563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0.2811202217532">
                <text:p>70.2811202217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0.0274549403587">
                <text:p>80.0274549403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0.1786853602275">
                <text:p>90.1786853602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0.637049583189">
                <text:p>100.637049583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1.301827844653">
                <text:p>111.30182784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